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4e88" officeooo:paragraph-rsid="000c4e88"/>
    </style:style>
    <style:style style:name="P2" style:family="paragraph" style:parent-style-name="Standard">
      <style:text-properties officeooo:rsid="000c4e88" officeooo:paragraph-rsid="000f9014"/>
    </style:style>
    <style:style style:name="P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4" style:family="paragraph" style:parent-style-name="Standard">
      <style:text-properties fo:font-weight="bold" officeooo:rsid="002669cf" officeooo:paragraph-rsid="002669cf" style:font-weight-asian="bold" style:font-weight-complex="bold"/>
    </style:style>
    <style:style style:name="P5" style:family="paragraph" style:parent-style-name="Standard">
      <style:text-properties officeooo:rsid="000f9014" officeooo:paragraph-rsid="000f9014"/>
    </style:style>
    <style:style style:name="P6" style:family="paragraph" style:parent-style-name="Standard">
      <style:text-properties officeooo:rsid="00112a0a" officeooo:paragraph-rsid="00112a0a"/>
    </style:style>
    <style:style style:name="P7" style:family="paragraph" style:parent-style-name="Standard">
      <style:text-properties officeooo:rsid="00112a0a" officeooo:paragraph-rsid="00251227"/>
    </style:style>
    <style:style style:name="P8" style:family="paragraph" style:parent-style-name="Standard">
      <style:text-properties style:text-underline-style="none" officeooo:rsid="02917bc0" officeooo:paragraph-rsid="0018d05e"/>
    </style:style>
    <style:style style:name="P9" style:family="paragraph" style:parent-style-name="Standard">
      <style:text-properties style:text-underline-style="none" officeooo:rsid="028fc0cb" officeooo:paragraph-rsid="00124a40"/>
    </style:style>
    <style:style style:name="P10" style:family="paragraph" style:parent-style-name="Standard">
      <style:text-properties style:text-underline-style="none" fo:font-weight="bold" officeooo:rsid="0267015f" officeooo:paragraph-rsid="0013e0be" style:font-weight-asian="bold" style:font-weight-complex="bold"/>
    </style:style>
    <style:style style:name="P11" style:family="paragraph" style:parent-style-name="Standard">
      <style:text-properties fo:font-size="10pt" style:text-underline-style="none" officeooo:rsid="0267015f" officeooo:paragraph-rsid="0013e0be" style:font-size-asian="10pt" style:font-size-complex="10pt"/>
    </style:style>
    <style:style style:name="P12" style:family="paragraph" style:parent-style-name="Standard">
      <style:text-properties fo:font-size="10pt" style:text-underline-style="none" officeooo:rsid="025e1076" officeooo:paragraph-rsid="00251227" style:font-size-asian="10pt" style:font-size-complex="10pt"/>
    </style:style>
    <style:style style:name="P13" style:family="paragraph" style:parent-style-name="Standard" style:list-style-name="L1">
      <style:text-properties fo:font-size="10pt" style:text-underline-style="none" officeooo:rsid="02582cf7" officeooo:paragraph-rsid="00251227" style:font-size-asian="10pt" style:font-size-complex="10pt"/>
    </style:style>
    <style:style style:name="P14" style:family="paragraph" style:parent-style-name="Standard">
      <style:text-properties fo:font-size="10pt" style:text-underline-style="none" officeooo:rsid="02582cf7" officeooo:paragraph-rsid="00251227" style:font-size-asian="10pt" style:font-size-complex="10pt"/>
    </style:style>
    <style:style style:name="P15" style:family="paragraph" style:parent-style-name="Standard">
      <style:text-properties fo:font-size="10pt" style:text-underline-style="none" fo:font-weight="normal" officeooo:rsid="0267015f" officeooo:paragraph-rsid="0013e0be" style:font-size-asian="10pt" style:font-weight-asian="normal" style:font-size-complex="10pt" style:font-weight-complex="normal"/>
    </style:style>
    <style:style style:name="P16" style:family="paragraph" style:parent-style-name="Standard">
      <style:text-properties officeooo:rsid="00169b20" officeooo:paragraph-rsid="00251227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220781" officeooo:paragraph-rsid="00220781"/>
    </style:style>
    <style:style style:name="P19" style:family="paragraph" style:parent-style-name="Standard">
      <style:text-properties officeooo:rsid="002669cf" officeooo:paragraph-rsid="002669cf"/>
    </style:style>
    <style:style style:name="P20" style:family="paragraph" style:parent-style-name="Standard">
      <style:text-properties officeooo:rsid="002669cf" officeooo:paragraph-rsid="002b8bc5"/>
    </style:style>
    <style:style style:name="P21" style:family="paragraph" style:parent-style-name="Standard">
      <style:text-properties officeooo:rsid="00277bd6" officeooo:paragraph-rsid="00277bd6"/>
    </style:style>
    <style:style style:name="P22" style:family="paragraph" style:parent-style-name="Standard">
      <style:text-properties officeooo:rsid="002855f2" officeooo:paragraph-rsid="002855f2"/>
    </style:style>
    <style:style style:name="P23" style:family="paragraph" style:parent-style-name="Standard">
      <style:text-properties officeooo:rsid="00291386" officeooo:paragraph-rsid="00291386"/>
    </style:style>
    <style:style style:name="P24" style:family="paragraph" style:parent-style-name="Standard">
      <style:text-properties officeooo:rsid="002a351b" officeooo:paragraph-rsid="002a351b"/>
    </style:style>
    <style:style style:name="P25" style:family="paragraph" style:parent-style-name="Standard">
      <style:text-properties officeooo:rsid="002b3e5c" officeooo:paragraph-rsid="002b3e5c"/>
    </style:style>
    <style:style style:name="P26" style:family="paragraph" style:parent-style-name="Standard">
      <style:text-properties officeooo:rsid="002cc012" officeooo:paragraph-rsid="002cc012"/>
    </style:style>
    <style:style style:name="P27" style:family="paragraph" style:parent-style-name="Standard">
      <style:text-properties officeooo:rsid="002e5ddb" officeooo:paragraph-rsid="002e5ddb"/>
    </style:style>
    <style:style style:name="P28" style:family="paragraph" style:parent-style-name="Standard">
      <style:text-properties officeooo:rsid="003a0176" officeooo:paragraph-rsid="003a01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14" style:font-weight-asian="bold" style:font-weight-complex="bold"/>
    </style:style>
    <style:style style:name="T3" style:family="text">
      <style:text-properties fo:font-weight="bold" officeooo:rsid="02921836" style:font-weight-asian="bold" style:font-weight-complex="bold"/>
    </style:style>
    <style:style style:name="T4" style:family="text">
      <style:text-properties fo:font-weight="bold" officeooo:rsid="02917bc0" style:font-weight-asian="bold" style:font-weight-complex="bold"/>
    </style:style>
    <style:style style:name="T5" style:family="text">
      <style:text-properties fo:font-weight="bold" officeooo:rsid="003b1f1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9014" style:font-weight-asian="normal" style:font-weight-complex="normal"/>
    </style:style>
    <style:style style:name="T8" style:family="text">
      <style:text-properties fo:font-weight="normal" officeooo:rsid="028fc0cb" style:font-weight-asian="normal" style:font-weight-complex="normal"/>
    </style:style>
    <style:style style:name="T9" style:family="text">
      <style:text-properties fo:font-weight="normal" officeooo:rsid="026b8f11" style:font-weight-asian="normal" style:font-weight-complex="normal"/>
    </style:style>
    <style:style style:name="T10" style:family="text">
      <style:text-properties officeooo:rsid="001181c3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officeooo:rsid="028fc0cb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85ad0" style:font-size-asian="10pt" style:font-weight-asian="normal" style:font-size-complex="10pt" style:font-weight-complex="normal"/>
    </style:style>
    <style:style style:name="T14" style:family="text">
      <style:text-properties officeooo:rsid="026b7e9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26ddbf7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61ab1" style:font-style-asian="italic" style:font-style-complex="italic"/>
    </style:style>
    <style:style style:name="T19" style:family="text">
      <style:text-properties fo:font-style="italic" officeooo:rsid="0037f580" style:font-style-asian="italic" style:font-style-complex="italic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officeooo:rsid="00319087"/>
    </style:style>
    <style:style style:name="T23" style:family="text">
      <style:text-properties officeooo:rsid="0031d434"/>
    </style:style>
    <style:style style:name="T24" style:family="text">
      <style:text-properties officeooo:rsid="0034a208"/>
    </style:style>
    <style:style style:name="T25" style:family="text">
      <style:text-properties officeooo:rsid="00361ab1"/>
    </style:style>
    <style:style style:name="T26" style:family="text">
      <style:text-properties officeooo:rsid="0037f580"/>
    </style:style>
    <style:style style:name="T27" style:family="text">
      <style:text-properties fo:font-style="normal" officeooo:rsid="0037f580" style:font-style-asian="normal" style:font-style-complex="normal"/>
    </style:style>
    <style:style style:name="T28" style:family="text">
      <style:text-properties officeooo:rsid="003890cf"/>
    </style:style>
    <style:style style:name="T29" style:family="text">
      <style:text-properties officeooo:rsid="0038c920"/>
    </style:style>
    <style:style style:name="T30" style:family="text">
      <style:text-properties officeooo:rsid="00393f7e"/>
    </style:style>
    <style:style style:name="T31" style:family="text">
      <style:text-properties officeooo:rsid="003d5c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ystemd:</text:p>
      <text:p text:style-name="P1"/>
      <text:p text:style-name="P2"><text:span text:style-name="T2"/></text:p>
      <text:p text:style-name="P10"><text:span text:style-name="T14">Systemd Targets</text:span>: <text:s/><text:span text:style-name="T9">Compared with Sysvint run levels</text:span></text:p>
      <text:p text:style-name="P11"><text:span text:style-name="T15">Runlevel</text:span><text:tab/><text:span text:style-name="T15">Systemd Description</text:span></text:p>
      <text:p text:style-name="P11">0<text:tab/><text:tab/><text:span text:style-name="T1">poweroff.target</text:span> <text:s text:c="4"/>Shuts down and powers off the system</text:p>
      <text:p text:style-name="P11">1<text:tab/><text:tab/>rescue.target <text:s text:c="9"/>Configures a rescue shell session</text:p>
      <text:p text:style-name="P11">2<text:tab/><text:tab/><text:span text:style-name="T1">multi-user.target</text:span> <text:s/>Sets the system to a nongraphical multiuser system, typically with no network <text:s/></text:p>
      <text:p text:style-name="P11">3<text:tab/><text:tab/>multi-user.target<text:tab/> <text:s/>Sets up the system as a nongraphical multiuser system, with network services</text:p>
      <text:p text:style-name="P11">4<text:tab/><text:tab/>multi-user.target<text:tab/> <text:s/><text:span text:style-name="T16">Same than 3</text:span></text:p>
      <text:p text:style-name="P11">5<text:tab/><text:tab/><text:span text:style-name="T1">graphical.target</text:span><text:tab/> <text:s/>Sets up the system as a graphical multiuser system with network services</text:p>
      <text:p text:style-name="P15">6<text:tab/><text:tab/><text:span text:style-name="T1">reboot.target</text:span><text:tab/> <text:s/>Shuts down and boots the system again</text:p>
      <text:p text:style-name="P15"/>
      <text:p text:style-name="P2"><text:span text:style-name="T2">S</text:span><text:span text:style-name="T1">ee current </text:span><text:span text:style-name="T2">target: </text:span><text:span text:style-name="T7"><text:s text:c="7"/></text:span><text:span text:style-name="T6">systemctl get-default </text:span><text:s/></text:p>
      <text:p text:style-name="P9"><text:span text:style-name="T1">See </text:span><text:span text:style-name="T4">ALL</text:span><text:span text:style-name="T1"> targets:</text:span> <text:s text:c="10"/><text:span text:style-name="T6">systemctl list-unit-files -t target <text:s text:c="5"/></text:span><text:span text:style-name="T13">(or -t service, or -t scope, etc )</text:span></text:p>
      <text:p text:style-name="P8"><text:span text:style-name="T1">See ACTIVE targets: <text:s text:c="3"/></text:span><text:span text:style-name="T8">systemctl list-unit</text:span><text:span text:style-name="T3">s</text:span><text:span text:style-name="T8"> -t target <text:s/><text:tab/></text:span><text:span text:style-name="T12"> </text:span><text:span text:style-name="T13">(or -t service, or -t scope, etc )</text:span></text:p>
      <text:p text:style-name="P5"><text:span text:style-name="T1">Change target:</text:span> <text:s text:c="13"/>sudo systemctl set-default graphical.target <text:s text:c="2"/><text:span text:style-name="T11">(change to desktop, will happen in next boot)</text:span></text:p>
      <text:p text:style-name="P6"><text:span text:style-name="T1">Change target on the fly:</text:span> <text:s/>systemctl <text:span text:style-name="T10">isolate graphical.target</text:span></text:p>
      <text:p text:style-name="P18"><text:span text:style-name="T1">Status of a Unit: <text:s text:c="12"/></text:span><text:s text:c="4"/>systemctl status rsyslog</text:p>
      <text:p text:style-name="P18"><text:span text:style-name="T1">Stop/Start/etc,units:</text:span> <text:s text:c="9"/>sudo systemctl stop rsyslog</text:p>
      <text:p text:style-name="P18"/>
      <text:p text:style-name="P3">Units:</text:p>
      <text:p text:style-name="P12"><text:span text:style-name="T1">The Units are located in the following directories:</text:span></text:p>
      <text:list xml:id="list424108201" text:style-name="L1">
        <text:list-item>
          <text:p text:style-name="P13"><text:span text:style-name="T1">/usr/lib/systemd/system/</text:span>—Units that have been installed with the distribution</text:p>
        </text:list-item>
        <text:list-item>
          <text:p text:style-name="P13"><text:span text:style-name="T1">/run/systemd/system</text:span>—Units that have been created at runtime; may have precedence over non-runtime or installed units</text:p>
        </text:list-item>
        <text:list-item>
          <text:p text:style-name="P13">/<text:span text:style-name="T1">etc/systemd/system</text:span>—Units that are controlled by the sysadmin and have ultimate precedence over all the other units</text:p>
        </text:list-item>
      </text:list>
      <text:p text:style-name="P16"><text:span text:style-name="T1"/></text:p>
      <text:p text:style-name="P16"><text:span text:style-name="T1">See content unit:</text:span> <text:tab/> <text:s text:c="8"/>systemctl cat multi-user.target</text:p>
      <text:p text:style-name="P28"><text:span text:style-name="T5">Directive </text:span><text:span text:style-name="T1">ExecStart:</text:span> Indicates the command to be executed on the startup of the systemd service.</text:p>
      <text:p text:style-name="P7"/>
      <text:p text:style-name="P14"/>
      <text:p text:style-name="P6"/>
      <text:p text:style-name="P6"/>
      <text:p text:style-name="P4">QUESTIONS systemd:</text:p>
      <text:p text:style-name="P19"/>
      <text:p text:style-name="P19">Show me how to see all the units</text:p>
      <text:p text:style-name="P19">Show me how to see the content of an unit</text:p>
      <text:p text:style-name="P19">Show me how to see the status of an unit</text:p>
      <text:p text:style-name="P21">Show me the active units</text:p>
      <text:p text:style-name="P22">Show me all the <text:span text:style-name="T17">mount</text:span> units</text:p>
      <text:p text:style-name="P23">Show me the current target</text:p>
      <text:p text:style-name="P20">How can I start an unit</text:p>
      <text:p text:style-name="P24">Change the <text:span text:style-name="T31">default </text:span>target to another</text:p>
      <text:p text:style-name="P24"><text:span text:style-name="T28">Explain directive</text:span> <text:span text:style-name="T17">AllowIsolat</text:span><text:span text:style-name="T19">e</text:span></text:p>
      <text:p text:style-name="P25"><text:span text:style-name="T30">Explain directive</text:span> <text:span text:style-name="T17">ExecStart</text:span> </text:p>
      <text:p text:style-name="P26">Show all <text:span text:style-name="T23">loaded</text:span> <text:span text:style-name="T20">service</text:span> <text:span text:style-name="T21">units</text:span></text:p>
      <text:p text:style-name="P27">Tell me the system targets compared with the run levels, <text:span text:style-name="T22">now in decreasing order.</text:span></text:p>
      <text:p text:style-name="P6"><text:span text:style-name="T29">Explain directive </text:span><text:span text:style-name="T17">IgnoreOnIsolate=yes</text:span> <text:span text:style-name="T24">means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54:58.939842082</meta:creation-date>
    <dc:date>2019-05-05T15:09:50.729982638</dc:date>
    <meta:editing-duration>PT4H4M10S</meta:editing-duration>
    <meta:editing-cycles>46</meta:editing-cycles>
    <meta:generator>LibreOffice/6.1.4.2$MacOSX_X86_64 LibreOffice_project/9d0f32d1f0b509096fd65e0d4bec26ddd1938fd3</meta:generator>
    <meta:document-statistic meta:table-count="0" meta:image-count="0" meta:object-count="0" meta:page-count="2" meta:paragraph-count="38" meta:word-count="314" meta:character-count="2128" meta:non-whitespace-character-count="1744"/>
  </office:meta>
</office:document-meta>
</file>